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80d3"/>
    </style:style>
    <style:style style:name="P2" style:family="paragraph" style:parent-style-name="Standard">
      <style:text-properties fo:font-style="italic" fo:font-weight="normal" officeooo:rsid="001080d3" officeooo:paragraph-rsid="001080d3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normal" officeooo:rsid="001080d3" officeooo:paragraph-rsid="0012f11c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11d4d1" officeooo:paragraph-rsid="0011d4d1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rsid="0011d4d1" officeooo:paragraph-rsid="00121fd2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normal" fo:font-weight="normal" officeooo:rsid="001080d3" officeooo:paragraph-rsid="001080d3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080d3" officeooo:paragraph-rsid="00121fd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080d3" officeooo:paragraph-rsid="0012f11c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1d4d1" officeooo:paragraph-rsid="0011d4d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1d4d1" officeooo:paragraph-rsid="00121fd2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officeooo:paragraph-rsid="00121fd2"/>
    </style:style>
    <style:style style:name="T1" style:family="text">
      <style:text-properties officeooo:rsid="001080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80d3" style:font-weight-asian="bold" style:font-weight-complex="bold"/>
    </style:style>
    <style:style style:name="T4" style:family="text">
      <style:text-properties fo:font-weight="bold" officeooo:rsid="00120508" style:font-weight-asian="bold" style:font-weight-complex="bold"/>
    </style:style>
    <style:style style:name="T5" style:family="text">
      <style:text-properties fo:font-weight="bold" officeooo:rsid="00121fd2" style:font-weight-asian="bold" style:font-weight-complex="bold"/>
    </style:style>
    <style:style style:name="T6" style:family="text">
      <style:text-properties officeooo:rsid="0011d4d1"/>
    </style:style>
    <style:style style:name="T7" style:family="text">
      <style:text-properties fo:font-style="normal" fo:font-weight="normal" officeooo:rsid="001080d3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21fd2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1d4d1" style:font-style-asian="normal" style:font-weight-asian="normal" style:font-style-complex="normal" style:font-weight-complex="normal"/>
    </style:style>
    <style:style style:name="T10" style:family="text">
      <style:text-properties fo:font-style="normal" officeooo:rsid="001080d3" style:font-style-asian="normal" style:font-style-complex="normal"/>
    </style:style>
    <style:style style:name="T11" style:family="text">
      <style:text-properties fo:font-style="normal" officeooo:rsid="00121fd2" style:font-style-asian="normal" style:font-style-complex="normal"/>
    </style:style>
    <style:style style:name="T12" style:family="text">
      <style:text-properties fo:font-style="normal" fo:font-weight="bold" officeooo:rsid="001080d3" style:font-style-asian="normal" style:font-weight-asian="bold" style:font-style-complex="normal" style:font-weight-complex="bold"/>
    </style:style>
    <style:style style:name="T13" style:family="text">
      <style:text-properties officeooo:rsid="00120508"/>
    </style:style>
    <style:style style:name="T14" style:family="text">
      <style:text-properties officeooo:rsid="00121fd2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080d3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080d3" style:font-style-asian="italic" style:font-weight-asian="bold" style:font-style-complex="italic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121fd2"/>
    </style:style>
    <style:style style:name="T21" style:family="text">
      <style:text-properties fo:language="en" fo:country="US" officeooo:rsid="00120508"/>
    </style:style>
    <style:style style:name="T22" style:family="text">
      <style:text-properties officeooo:rsid="0012f1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3">Projektterv – Elektronikus könyvtár</text:span></text:p>
      <text:p text:style-name="P3">Leírás<text:tab/><text:tab/><text:tab/><text:tab/><text:tab/><text:tab/><text:tab/><text:tab/><text:tab/><text:span text:style-name="T22">B</text:span>á<text:span text:style-name="T22">ndi N</text:span>á<text:span text:style-name="T22">ndor</text:span></text:p>
      <text:p text:style-name="P3"><text:tab/><text:tab/><text:tab/><text:tab/><text:tab/><text:tab/><text:tab/><text:tab/><text:tab/><text:span text:style-name="T22">521</text:span></text:p>
      <text:p text:style-name="P2"/>
      <text:p text:style-name="P7">Elektronikus könyveket menedzsel<text:span text:style-name="T14">ő</text:span> program, amellyel letöltött könyveket</text:p>
      <text:p text:style-name="P11"><text:span text:style-name="T7">lehet megnyitni, keresni ezek között, </text:span><text:span text:style-name="T8">é</text:span><text:span text:style-name="T7">s </text:span><text:bookmark text:name="firstHeading"/><text:span text:style-name="T19">ú</text:span><text:span text:style-name="T20">j</text:span><text:span text:style-name="T7">abb könyveket </text:span><text:span text:style-name="T9">lehet megtekinteni.</text:span></text:p>
      <text:p text:style-name="P6"/>
      <text:p text:style-name="P5">Funkcion<text:span text:style-name="T1">á</text:span>lis k<text:span text:style-name="T1">ö</text:span>vetelm<text:span text:style-name="T14">é</text:span>nyek</text:p>
      <text:p text:style-name="P4"><text:tab/><text:tab/><text:tab/></text:p>
      <text:p text:style-name="P5"><text:tab/><text:span text:style-name="T4">K</text:span><text:span text:style-name="T12">ö</text:span><text:span text:style-name="T4">nyvek megnyit</text:span><text:span text:style-name="T3">á</text:span><text:span text:style-name="T4">sa</text:span></text:p>
      <text:p text:style-name="P10"><text:tab/>K<text:span text:style-name="T1">ö</text:span>nyveket kilist<text:span text:style-name="T16">á</text:span>z<text:span text:style-name="T14">ó</text:span> fel<text:span text:style-name="T14">ü</text:span>let, minden <text:span text:style-name="T14">kö</text:span>nyv alatt egy azt megnyit<text:span text:style-name="T14">ó</text:span> gomb.</text:p>
      <text:p text:style-name="P10"><text:tab/>Keres<text:span text:style-name="T14">ő s</text:span><text:span text:style-name="T16">á</text:span><text:span text:style-name="T14">v, gomb amellyel könyveket lehet keresni.</text:span></text:p>
      <text:p text:style-name="P10"><text:tab/><text:span text:style-name="T13">Gomb, amellyel könyvtárat lehet kiválasztani.</text:span></text:p>
      <text:p text:style-name="P9"/>
      <text:p text:style-name="P7"><text:tab/><text:span text:style-name="T5">K</text:span><text:span text:style-name="T2">ö</text:span><text:span text:style-name="T5">nyvek keresése</text:span></text:p>
      <text:p text:style-name="P7"><text:tab/><text:span text:style-name="T13">Felület, ahol </text:span><text:span text:style-name="T21">ú</text:span><text:span text:style-name="T13">jabb k</text:span>ö<text:span text:style-name="T13">nyvekre lehet r</text:span>á<text:span text:style-name="T13">keresni, megtekinteni.</text:span></text:p>
      <text:p text:style-name="P8"><text:tab/><text:span text:style-name="T6">Kereső s</text:span><text:span text:style-name="T15">á</text:span><text:span text:style-name="T14">v, gomb amellyel könyveket lehet keresni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8:40:36.993834477</meta:creation-date>
    <dc:date>2018-12-16T19:25:43.225094651</dc:date>
    <meta:editing-duration>PT3M45S</meta:editing-duration>
    <meta:editing-cycles>1</meta:editing-cycles>
    <meta:document-statistic meta:table-count="0" meta:image-count="0" meta:object-count="0" meta:page-count="1" meta:paragraph-count="14" meta:word-count="66" meta:character-count="569" meta:non-whitespace-character-count="485"/>
    <meta:generator>LibreOffice/5.1.6.2$Linux_X86_64 LibreOffice_project/10m0$Build-2</meta:generator>
  </office:meta>
</office:document-meta>
</file>